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95929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13.54" calcext:value-type="float">
            <text:p>13.54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405 kWh</text:p>
          </table:table-cell>
          <table:table-cell office:value-type="float" office:value="3072.8" calcext:value-type="float">
            <text:p>3072.8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503.61" calcext:value-type="float">
            <text:p>503.61</text:p>
          </table:table-cell>
          <table:table-cell office:value-type="float" office:value="33.24" calcext:value-type="float">
            <text:p>33.24</text:p>
          </table:table-cell>
          <table:table-cell office:value-type="string" calcext:value-type="string">
            <text:p>T-1</text:p>
          </table:table-cell>
          <table:table-cell office:value-type="float" office:value="3874.54" calcext:value-type="float">
            <text:p>3874.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15" calcext:value-type="float">
            <text:p>15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440 kWh</text:p>
          </table:table-cell>
          <table:table-cell office:value-type="float" office:value="3325.87" calcext:value-type="float">
            <text:p>3325.87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541.81" calcext:value-type="float">
            <text:p>541.81</text:p>
          </table:table-cell>
          <table:table-cell office:value-type="float" office:value="35.76" calcext:value-type="float">
            <text:p>35.76</text:p>
          </table:table-cell>
          <table:table-cell office:value-type="string" calcext:value-type="string">
            <text:p>T-1</text:p>
          </table:table-cell>
          <table:table-cell office:value-type="float" office:value="4168.86" calcext:value-type="float">
            <text:p>4168.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8.24" calcext:value-type="float">
            <text:p>8.24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493 kWh</text:p>
          </table:table-cell>
          <table:table-cell office:value-type="float" office:value="3710.91" calcext:value-type="float">
            <text:p>3710.91</text:p>
          </table:table-cell>
          <table:table-cell office:value-type="string" calcext:value-type="string">
            <text:p>10-11-2017</text:p>
          </table:table-cell>
          <table:table-cell office:value-type="string" calcext:value-type="string">
            <text:p>12-12-2017</text:p>
          </table:table-cell>
          <table:table-cell office:value-type="float" office:value="599.98" calcext:value-type="float">
            <text:p>599.98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T-1</text:p>
          </table:table-cell>
          <table:table-cell office:value-type="float" office:value="4608.11" calcext:value-type="float">
            <text:p>4608.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12.82" calcext:value-type="float">
            <text:p>12.82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475 kWh</text:p>
          </table:table-cell>
          <table:table-cell office:value-type="float" office:value="3560.31" calcext:value-type="float">
            <text:p>3560.31</text:p>
          </table:table-cell>
          <table:table-cell office:value-type="string" calcext:value-type="string">
            <text:p>11-10-2017</text:p>
          </table:table-cell>
          <table:table-cell office:value-type="string" calcext:value-type="string">
            <text:p>10-11-2017</text:p>
          </table:table-cell>
          <table:table-cell office:value-type="float" office:value="577.01" calcext:value-type="float">
            <text:p>577.01</text:p>
          </table:table-cell>
          <table:table-cell office:value-type="float" office:value="38.09" calcext:value-type="float">
            <text:p>38.09</text:p>
          </table:table-cell>
          <table:table-cell office:value-type="string" calcext:value-type="string">
            <text:p>T-1</text:p>
          </table:table-cell>
          <table:table-cell office:value-type="float" office:value="4436.58" calcext:value-type="float">
            <text:p>4436.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/>
          <table:table-cell office:value-type="float" office:value="140.87" calcext:value-type="float">
            <text:p>140.87</text:p>
          </table:table-cell>
          <table:table-cell office:value-type="string" calcext:value-type="string">
            <text:p>496 kWh</text:p>
          </table:table-cell>
          <table:table-cell office:value-type="float" office:value="3702.72" calcext:value-type="float">
            <text:p>3702.72</text:p>
          </table:table-cell>
          <table:table-cell office:value-type="string" calcext:value-type="string">
            <text:p>09-09-2017</text:p>
          </table:table-cell>
          <table:table-cell office:value-type="string" calcext:value-type="string">
            <text:p>11-10-2017</text:p>
          </table:table-cell>
          <table:table-cell office:value-type="float" office:value="598.44" calcext:value-type="float">
            <text:p>598.44</text:p>
          </table:table-cell>
          <table:table-cell office:value-type="float" office:value="39.5" calcext:value-type="float">
            <text:p>39.5</text:p>
          </table:table-cell>
          <table:table-cell office:value-type="string" calcext:value-type="string">
            <text:p>T-1</text:p>
          </table:table-cell>
          <table:table-cell office:value-type="float" office:value="4588.01" calcext:value-type="float">
            <text:p>4588.0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/>
          <table:table-cell office:value-type="float" office:value="140.29" calcext:value-type="float">
            <text:p>140.29</text:p>
          </table:table-cell>
          <table:table-cell office:value-type="string" calcext:value-type="string">
            <text:p>457 kWh</text:p>
          </table:table-cell>
          <table:table-cell office:value-type="float" office:value="3397.26" calcext:value-type="float">
            <text:p>3397.26</text:p>
          </table:table-cell>
          <table:table-cell office:value-type="string" calcext:value-type="string">
            <text:p>11-08-2017</text:p>
          </table:table-cell>
          <table:table-cell office:value-type="string" calcext:value-type="string">
            <text:p>09-09-2017</text:p>
          </table:table-cell>
          <table:table-cell office:value-type="float" office:value="552" calcext:value-type="float">
            <text:p>552</text:p>
          </table:table-cell>
          <table:table-cell office:value-type="float" office:value="36.44" calcext:value-type="float">
            <text:p>36.44</text:p>
          </table:table-cell>
          <table:table-cell office:value-type="string" calcext:value-type="string">
            <text:p>T-1</text:p>
          </table:table-cell>
          <table:table-cell office:value-type="float" office:value="4232.03" calcext:value-type="float">
            <text:p>4232.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/>
          <table:table-cell office:value-type="float" office:value="139.73" calcext:value-type="float">
            <text:p>139.73</text:p>
          </table:table-cell>
          <table:table-cell office:value-type="string" calcext:value-type="string">
            <text:p>480 kWh</text:p>
          </table:table-cell>
          <table:table-cell office:value-type="float" office:value="3554.31" calcext:value-type="float">
            <text:p>3554.31</text:p>
          </table:table-cell>
          <table:table-cell office:value-type="string" calcext:value-type="string">
            <text:p>11-07-2017</text:p>
          </table:table-cell>
          <table:table-cell office:value-type="string" calcext:value-type="string">
            <text:p>11-08-2017</text:p>
          </table:table-cell>
          <table:table-cell office:value-type="float" office:value="575.65" calcext:value-type="float">
            <text:p>575.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-1</text:p>
          </table:table-cell>
          <table:table-cell office:value-type="float" office:value="4413.31" calcext:value-type="float">
            <text:p>4413.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28.04" calcext:value-type="float">
            <text:p>28.04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475 kWh</text:p>
          </table:table-cell>
          <table:table-cell office:value-type="float" office:value="3502.63" calcext:value-type="float">
            <text:p>3502.63</text:p>
          </table:table-cell>
          <table:table-cell office:value-type="string" calcext:value-type="string">
            <text:p>10-06-2017</text:p>
          </table:table-cell>
          <table:table-cell office:value-type="string" calcext:value-type="string">
            <text:p>11-07-2017</text:p>
          </table:table-cell>
          <table:table-cell office:value-type="float" office:value="567.66" calcext:value-type="float">
            <text:p>567.66</text:p>
          </table:table-cell>
          <table:table-cell office:value-type="float" office:value="37.47" calcext:value-type="float">
            <text:p>37.47</text:p>
          </table:table-cell>
          <table:table-cell office:value-type="string" calcext:value-type="string">
            <text:p>T-1</text:p>
          </table:table-cell>
          <table:table-cell office:value-type="float" office:value="4380.13" calcext:value-type="float">
            <text:p>4380.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/>
          <table:table-cell office:value-type="float" office:value="138.58" calcext:value-type="float">
            <text:p>138.58</text:p>
          </table:table-cell>
          <table:table-cell office:value-type="string" calcext:value-type="string">
            <text:p>483 kWh</text:p>
          </table:table-cell>
          <table:table-cell office:value-type="float" office:value="3493.2" calcext:value-type="float">
            <text:p>3493.2</text:p>
          </table:table-cell>
          <table:table-cell office:value-type="string" calcext:value-type="string">
            <text:p>11-05-2017</text:p>
          </table:table-cell>
          <table:table-cell office:value-type="string" calcext:value-type="string">
            <text:p>10-06-2017</text:p>
          </table:table-cell>
          <table:table-cell office:value-type="float" office:value="566.08" calcext:value-type="float">
            <text:p>566.08</text:p>
          </table:table-cell>
          <table:table-cell office:value-type="float" office:value="37.37" calcext:value-type="float">
            <text:p>37.37</text:p>
          </table:table-cell>
          <table:table-cell office:value-type="string" calcext:value-type="string">
            <text:p>T-1</text:p>
          </table:table-cell>
          <table:table-cell office:value-type="float" office:value="4339.97" calcext:value-type="float">
            <text:p>4339.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/>
          <table:table-cell office:value-type="float" office:value="142.14" calcext:value-type="float">
            <text:p>142.14</text:p>
          </table:table-cell>
          <table:table-cell office:value-type="string" calcext:value-type="string">
            <text:p>523 kWh</text:p>
          </table:table-cell>
          <table:table-cell office:value-type="float" office:value="3742.43" calcext:value-type="float">
            <text:p>3742.43</text:p>
          </table:table-cell>
          <table:table-cell office:value-type="string" calcext:value-type="string">
            <text:p>10-04-2017</text:p>
          </table:table-cell>
          <table:table-cell office:value-type="string" calcext:value-type="string">
            <text:p>11-05-2017</text:p>
          </table:table-cell>
          <table:table-cell office:value-type="float" office:value="603.98" calcext:value-type="float">
            <text:p>603.98</text:p>
          </table:table-cell>
          <table:table-cell office:value-type="float" office:value="39.87" calcext:value-type="float">
            <text:p>39.87</text:p>
          </table:table-cell>
          <table:table-cell office:value-type="string" calcext:value-type="string">
            <text:p>T-1</text:p>
          </table:table-cell>
          <table:table-cell office:value-type="float" office:value="4630.48" calcext:value-type="float">
            <text:p>4630.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float" office:value="141.55" calcext:value-type="float">
            <text:p>141.55</text:p>
          </table:table-cell>
          <table:table-cell office:value-type="string" calcext:value-type="string">
            <text:p>500 kWh</text:p>
          </table:table-cell>
          <table:table-cell office:value-type="float" office:value="3563.05" calcext:value-type="float">
            <text:p>3563.05</text:p>
          </table:table-cell>
          <table:table-cell office:value-type="string" calcext:value-type="string">
            <text:p>11-03-2017</text:p>
          </table:table-cell>
          <table:table-cell office:value-type="string" calcext:value-type="string">
            <text:p>10-04-2017</text:p>
          </table:table-cell>
          <table:table-cell office:value-type="float" office:value="576.65" calcext:value-type="float">
            <text:p>576.65</text:p>
          </table:table-cell>
          <table:table-cell office:value-type="float" office:value="38.06" calcext:value-type="float">
            <text:p>38.06</text:p>
          </table:table-cell>
          <table:table-cell office:value-type="string" calcext:value-type="string">
            <text:p>T-1</text:p>
          </table:table-cell>
          <table:table-cell office:value-type="float" office:value="4420.95" calcext:value-type="float">
            <text:p>4420.9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/>
          <table:table-cell office:value-type="float" office:value="140.98" calcext:value-type="float">
            <text:p>140.98</text:p>
          </table:table-cell>
          <table:table-cell office:value-type="string" calcext:value-type="string">
            <text:p>460 kWh</text:p>
          </table:table-cell>
          <table:table-cell office:value-type="float" office:value="3265.02" calcext:value-type="float">
            <text:p>3265.02</text:p>
          </table:table-cell>
          <table:table-cell office:value-type="string" calcext:value-type="string">
            <text:p>09-02-2017</text:p>
          </table:table-cell>
          <table:table-cell office:value-type="string" calcext:value-type="string">
            <text:p>11-03-2017</text:p>
          </table:table-cell>
          <table:table-cell office:value-type="float" office:value="531.35" calcext:value-type="float">
            <text:p>531.35</text:p>
          </table:table-cell>
          <table:table-cell office:value-type="float" office:value="35.07" calcext:value-type="float">
            <text:p>35.07</text:p>
          </table:table-cell>
          <table:table-cell office:value-type="string" calcext:value-type="string">
            <text:p>T-1</text:p>
          </table:table-cell>
          <table:table-cell office:value-type="float" office:value="4073.66" calcext:value-type="float">
            <text:p>4073.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2:35:46.246000000</meta:creation-date>
    <dc:date>2018-03-26T12:39:01.582000000</dc:date>
    <meta:editing-duration>PT3M15S</meta:editing-duration>
    <meta:editing-cycles>1</meta:editing-cycles>
    <meta:document-statistic meta:table-count="1" meta:cell-count="148" meta:object-count="0"/>
    <meta:generator>LibreOffice/5.3.4.2$Windows_x86 LibreOffice_project/f82d347ccc0be322489bf7da61d7e4ad13fe2ff3</meta:generator>
  </office:meta>
</office:document-meta>
</file>